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3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Constante de gravedad</text:p>
          </table:table-cell>
          <table:table-cell office:value-type="string">
            <text:p>Ruido</text:p>
          </table:table-cell>
          <table:table-cell office:value-type="string">
            <text:p>Señal del sensor</text:p>
          </table:table-cell>
          <table:table-cell office:value-type="string">
            <text:p>Media móvil</text:p>
          </table:table-cell>
          <table:table-cell office:value-type="string">
            <text:p>Umbral1 +</text:p>
          </table:table-cell>
          <table:table-cell office:value-type="string">
            <text:p>Umbral1 -</text:p>
          </table:table-cell>
          <table:table-cell office:value-type="string">
            <text:p>Umbral2 +</text:p>
          </table:table-cell>
          <table:table-cell office:value-type="string">
            <text:p>Umbral2 -</text:p>
            <draw:frame table:end-cell-address="Hoja1.O21" table:end-x="1.417cm" table:end-y="0.067cm" draw:z-index="0" draw:style-name="gr1" draw:text-style-name="P1" svg:width="15.999cm" svg:height="8.999cm" svg:x="1.224cm" svg:y="0.1cm">
              <draw:object draw:notify-on-update-of-ranges="Hoja1.C1:Hoja1.C1 Hoja1.C2:Hoja1.C31 Hoja1.E1:Hoja1.E1 Hoja1.E2:Hoja1.E31 Hoja1.F1:Hoja1.F1 Hoja1.F2:Hoja1.F31 Hoja1.G1:Hoja1.G1 Hoja1.G2:Hoja1.G31 Hoja1.H1:Hoja1.H1 Hoja1.H2:Hoja1.H31 Hoja1.I1:Hoja1.I1 Hoja1.I2:Hoja1.I31 Hoja1.J1:Hoja1.J1 Hoja1.J2:Hoja1.J3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Umbral3 +</text:p>
          </table:table-cell>
          <table:table-cell office:value-type="string">
            <text:p>Umbral3 -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64">
            <text:p>64,00000000</text:p>
          </table:table-cell>
          <table:table-cell table:formula="of:=[.A2]+([.B2]/1000)" office:value-type="float" office:value="9.87065">
            <text:p>9,87065000</text:p>
          </table:table-cell>
          <table:table-cell table:style-name="ce1" office:value-type="float" office:value="9.80665">
            <text:p>9,80665000</text:p>
          </table:table-cell>
          <table:table-cell table:formula="of:=[.D2]+0.12" office:value-type="float" office:value="9.92665">
            <text:p>9,92665000</text:p>
          </table:table-cell>
          <table:table-cell table:formula="of:=[.D2]-0.12" office:value-type="float" office:value="9.68665">
            <text:p>9,68665000</text:p>
          </table:table-cell>
          <table:table-cell table:formula="of:=[.E2]+0.12" office:value-type="float" office:value="10.04665">
            <text:p>10,04665000</text:p>
          </table:table-cell>
          <table:table-cell table:formula="of:=[.F2]-0.12" office:value-type="float" office:value="9.56665">
            <text:p>9,56665000</text:p>
          </table:table-cell>
          <table:table-cell table:formula="of:=[.G2]+0.12" office:value-type="float" office:value="10.16665">
            <text:p>10,16665000</text:p>
          </table:table-cell>
          <table:table-cell table:formula="of:=[.H2]-0.12" office:value-type="float" office:value="9.44665">
            <text:p>9,4466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65">
            <text:p>65,00000000</text:p>
          </table:table-cell>
          <table:table-cell table:formula="of:=[.A3]+([.B3]/1000)" office:value-type="float" office:value="9.87165">
            <text:p>9,87165000</text:p>
          </table:table-cell>
          <table:table-cell table:style-name="ce1" table:formula="of:=((([.D2]*10)-[.C2])+[.C3])/10" office:value-type="float" office:value="9.80675">
            <text:p>9,80675000</text:p>
          </table:table-cell>
          <table:table-cell table:formula="of:=[.D3]+0.12" office:value-type="float" office:value="9.92675">
            <text:p>9,92675000</text:p>
          </table:table-cell>
          <table:table-cell table:formula="of:=[.D3]-0.12" office:value-type="float" office:value="9.68675">
            <text:p>9,68675000</text:p>
          </table:table-cell>
          <table:table-cell table:formula="of:=[.E3]+0.12" office:value-type="float" office:value="10.04675">
            <text:p>10,04675000</text:p>
          </table:table-cell>
          <table:table-cell table:formula="of:=[.F3]-0.12" office:value-type="float" office:value="9.56675">
            <text:p>9,56675000</text:p>
          </table:table-cell>
          <table:table-cell table:formula="of:=[.G3]+0.12" office:value-type="float" office:value="10.16675">
            <text:p>10,16675000</text:p>
          </table:table-cell>
          <table:table-cell table:formula="of:=[.H3]-0.12" office:value-type="float" office:value="9.44675">
            <text:p>9,4467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106">
            <text:p>106,00000000</text:p>
          </table:table-cell>
          <table:table-cell table:formula="of:=[.A4]+([.B4]/1000)" office:value-type="float" office:value="9.91265">
            <text:p>9,91265000</text:p>
          </table:table-cell>
          <table:table-cell table:style-name="ce1" table:formula="of:=((([.D3]*10)-[.C3])+[.C4])/10" office:value-type="float" office:value="9.81085">
            <text:p>9,81085000</text:p>
          </table:table-cell>
          <table:table-cell table:formula="of:=[.D4]+0.12" office:value-type="float" office:value="9.93085">
            <text:p>9,93085000</text:p>
          </table:table-cell>
          <table:table-cell table:formula="of:=[.D4]-0.12" office:value-type="float" office:value="9.69085">
            <text:p>9,69085000</text:p>
          </table:table-cell>
          <table:table-cell table:formula="of:=[.E4]+0.12" office:value-type="float" office:value="10.05085">
            <text:p>10,05085000</text:p>
          </table:table-cell>
          <table:table-cell table:formula="of:=[.F4]-0.12" office:value-type="float" office:value="9.57085">
            <text:p>9,57085000</text:p>
          </table:table-cell>
          <table:table-cell table:formula="of:=[.G4]+0.12" office:value-type="float" office:value="10.17085">
            <text:p>10,17085000</text:p>
          </table:table-cell>
          <table:table-cell table:formula="of:=[.H4]-0.12" office:value-type="float" office:value="9.45085">
            <text:p>9,4508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40">
            <text:p>40,00000000</text:p>
          </table:table-cell>
          <table:table-cell table:formula="of:=[.A5]+([.B5]/1000)" office:value-type="float" office:value="9.84665">
            <text:p>9,84665000</text:p>
          </table:table-cell>
          <table:table-cell table:style-name="ce1" table:formula="of:=((([.D4]*10)-[.C4])+[.C5])/10" office:value-type="float" office:value="9.80425">
            <text:p>9,80425000</text:p>
          </table:table-cell>
          <table:table-cell table:formula="of:=[.D5]+0.12" office:value-type="float" office:value="9.92425">
            <text:p>9,92425000</text:p>
          </table:table-cell>
          <table:table-cell table:formula="of:=[.D5]-0.12" office:value-type="float" office:value="9.68425">
            <text:p>9,68425000</text:p>
          </table:table-cell>
          <table:table-cell table:formula="of:=[.E5]+0.12" office:value-type="float" office:value="10.04425">
            <text:p>10,04425000</text:p>
          </table:table-cell>
          <table:table-cell table:formula="of:=[.F5]-0.12" office:value-type="float" office:value="9.56425">
            <text:p>9,56425000</text:p>
          </table:table-cell>
          <table:table-cell table:formula="of:=[.G5]+0.12" office:value-type="float" office:value="10.16425">
            <text:p>10,16425000</text:p>
          </table:table-cell>
          <table:table-cell table:formula="of:=[.H5]-0.12" office:value-type="float" office:value="9.44425">
            <text:p>9,4442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47">
            <text:p>47,00000000</text:p>
          </table:table-cell>
          <table:table-cell table:formula="of:=[.A6]+([.B6]/1000)" office:value-type="float" office:value="9.85365">
            <text:p>9,85365000</text:p>
          </table:table-cell>
          <table:table-cell table:style-name="ce1" table:formula="of:=((([.D5]*10)-[.C5])+[.C6])/10" office:value-type="float" office:value="9.80495">
            <text:p>9,80495000</text:p>
          </table:table-cell>
          <table:table-cell table:formula="of:=[.D6]+0.12" office:value-type="float" office:value="9.92495">
            <text:p>9,92495000</text:p>
          </table:table-cell>
          <table:table-cell table:formula="of:=[.D6]-0.12" office:value-type="float" office:value="9.68495">
            <text:p>9,68495000</text:p>
          </table:table-cell>
          <table:table-cell table:formula="of:=[.E6]+0.12" office:value-type="float" office:value="10.04495">
            <text:p>10,04495000</text:p>
          </table:table-cell>
          <table:table-cell table:formula="of:=[.F6]-0.12" office:value-type="float" office:value="9.56495">
            <text:p>9,56495000</text:p>
          </table:table-cell>
          <table:table-cell table:formula="of:=[.G6]+0.12" office:value-type="float" office:value="10.16495">
            <text:p>10,16495000</text:p>
          </table:table-cell>
          <table:table-cell table:formula="of:=[.H6]-0.12" office:value-type="float" office:value="9.44495">
            <text:p>9,4449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45">
            <text:p>45,00000000</text:p>
          </table:table-cell>
          <table:table-cell table:formula="of:=[.A7]+([.B7]/1000)" office:value-type="float" office:value="9.85165">
            <text:p>9,85165000</text:p>
          </table:table-cell>
          <table:table-cell table:style-name="ce1" table:formula="of:=((([.D6]*10)-[.C6])+[.C7])/10" office:value-type="float" office:value="9.80475">
            <text:p>9,80475000</text:p>
          </table:table-cell>
          <table:table-cell table:formula="of:=[.D7]+0.12" office:value-type="float" office:value="9.92475">
            <text:p>9,92475000</text:p>
          </table:table-cell>
          <table:table-cell table:formula="of:=[.D7]-0.12" office:value-type="float" office:value="9.68475">
            <text:p>9,68475000</text:p>
          </table:table-cell>
          <table:table-cell table:formula="of:=[.E7]+0.12" office:value-type="float" office:value="10.04475">
            <text:p>10,04475000</text:p>
          </table:table-cell>
          <table:table-cell table:formula="of:=[.F7]-0.12" office:value-type="float" office:value="9.56475">
            <text:p>9,56475000</text:p>
          </table:table-cell>
          <table:table-cell table:formula="of:=[.G7]+0.12" office:value-type="float" office:value="10.16475">
            <text:p>10,16475000</text:p>
          </table:table-cell>
          <table:table-cell table:formula="of:=[.H7]-0.12" office:value-type="float" office:value="9.44475">
            <text:p>9,4447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64">
            <text:p>64,00000000</text:p>
          </table:table-cell>
          <table:table-cell table:formula="of:=[.A8]+([.B8]/1000)" office:value-type="float" office:value="9.87065">
            <text:p>9,87065000</text:p>
          </table:table-cell>
          <table:table-cell table:style-name="ce1" table:formula="of:=((([.D7]*10)-[.C7])+[.C8])/10" office:value-type="float" office:value="9.80665">
            <text:p>9,80665000</text:p>
          </table:table-cell>
          <table:table-cell table:formula="of:=[.D8]+0.12" office:value-type="float" office:value="9.92665">
            <text:p>9,92665000</text:p>
          </table:table-cell>
          <table:table-cell table:formula="of:=[.D8]-0.12" office:value-type="float" office:value="9.68665">
            <text:p>9,68665000</text:p>
          </table:table-cell>
          <table:table-cell table:formula="of:=[.E8]+0.12" office:value-type="float" office:value="10.04665">
            <text:p>10,04665000</text:p>
          </table:table-cell>
          <table:table-cell table:formula="of:=[.F8]-0.12" office:value-type="float" office:value="9.56665">
            <text:p>9,56665000</text:p>
          </table:table-cell>
          <table:table-cell table:formula="of:=[.G8]+0.12" office:value-type="float" office:value="10.16665">
            <text:p>10,16665000</text:p>
          </table:table-cell>
          <table:table-cell table:formula="of:=[.H8]-0.12" office:value-type="float" office:value="9.44665">
            <text:p>9,4466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-58">
            <text:p>-58,00000000</text:p>
          </table:table-cell>
          <table:table-cell table:formula="of:=[.A9]+([.B9]/1000)" office:value-type="float" office:value="9.74865">
            <text:p>9,74865000</text:p>
          </table:table-cell>
          <table:table-cell table:style-name="ce1" table:formula="of:=((([.D8]*10)-[.C8])+[.C9])/10" office:value-type="float" office:value="9.79445">
            <text:p>9,79445000</text:p>
          </table:table-cell>
          <table:table-cell table:formula="of:=[.D9]+0.12" office:value-type="float" office:value="9.91445">
            <text:p>9,91445000</text:p>
          </table:table-cell>
          <table:table-cell table:formula="of:=[.D9]-0.12" office:value-type="float" office:value="9.67445">
            <text:p>9,67445000</text:p>
          </table:table-cell>
          <table:table-cell table:formula="of:=[.E9]+0.12" office:value-type="float" office:value="10.03445">
            <text:p>10,03445000</text:p>
          </table:table-cell>
          <table:table-cell table:formula="of:=[.F9]-0.12" office:value-type="float" office:value="9.55445">
            <text:p>9,55445000</text:p>
          </table:table-cell>
          <table:table-cell table:formula="of:=[.G9]+0.12" office:value-type="float" office:value="10.15445">
            <text:p>10,15445000</text:p>
          </table:table-cell>
          <table:table-cell table:formula="of:=[.H9]-0.12" office:value-type="float" office:value="9.43445">
            <text:p>9,4344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-81">
            <text:p>-81,00000000</text:p>
          </table:table-cell>
          <table:table-cell table:formula="of:=[.A10]+([.B10]/1000)" office:value-type="float" office:value="9.72565">
            <text:p>9,72565000</text:p>
          </table:table-cell>
          <table:table-cell table:style-name="ce1" table:formula="of:=((([.D9]*10)-[.C9])+[.C10])/10" office:value-type="float" office:value="9.79215">
            <text:p>9,79215000</text:p>
          </table:table-cell>
          <table:table-cell table:formula="of:=[.D10]+0.12" office:value-type="float" office:value="9.91215">
            <text:p>9,91215000</text:p>
          </table:table-cell>
          <table:table-cell table:formula="of:=[.D10]-0.12" office:value-type="float" office:value="9.67215">
            <text:p>9,67215000</text:p>
          </table:table-cell>
          <table:table-cell table:formula="of:=[.E10]+0.12" office:value-type="float" office:value="10.03215">
            <text:p>10,03215000</text:p>
          </table:table-cell>
          <table:table-cell table:formula="of:=[.F10]-0.12" office:value-type="float" office:value="9.55215">
            <text:p>9,55215000</text:p>
          </table:table-cell>
          <table:table-cell table:formula="of:=[.G10]+0.12" office:value-type="float" office:value="10.15215">
            <text:p>10,15215000</text:p>
          </table:table-cell>
          <table:table-cell table:formula="of:=[.H10]-0.12" office:value-type="float" office:value="9.43215">
            <text:p>9,4321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-80">
            <text:p>-80,00000000</text:p>
          </table:table-cell>
          <table:table-cell table:formula="of:=[.A11]+([.B11]/1000)" office:value-type="float" office:value="9.72665">
            <text:p>9,72665000</text:p>
          </table:table-cell>
          <table:table-cell table:style-name="ce1" table:formula="of:=((([.D10]*10)-[.C10])+[.C11])/10" office:value-type="float" office:value="9.79225">
            <text:p>9,79225000</text:p>
          </table:table-cell>
          <table:table-cell table:formula="of:=[.D11]+0.12" office:value-type="float" office:value="9.91225">
            <text:p>9,91225000</text:p>
          </table:table-cell>
          <table:table-cell table:formula="of:=[.D11]-0.12" office:value-type="float" office:value="9.67225">
            <text:p>9,67225000</text:p>
          </table:table-cell>
          <table:table-cell table:formula="of:=[.E11]+0.12" office:value-type="float" office:value="10.03225">
            <text:p>10,03225000</text:p>
          </table:table-cell>
          <table:table-cell table:formula="of:=[.F11]-0.12" office:value-type="float" office:value="9.55225">
            <text:p>9,55225000</text:p>
          </table:table-cell>
          <table:table-cell table:formula="of:=[.G11]+0.12" office:value-type="float" office:value="10.15225">
            <text:p>10,15225000</text:p>
          </table:table-cell>
          <table:table-cell table:formula="of:=[.H11]-0.12" office:value-type="float" office:value="9.43225">
            <text:p>9,4322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-51">
            <text:p>-51,00000000</text:p>
          </table:table-cell>
          <table:table-cell table:formula="of:=[.A12]+([.B12]/1000)" office:value-type="float" office:value="9.75565">
            <text:p>9,75565000</text:p>
          </table:table-cell>
          <table:table-cell table:style-name="ce1" table:formula="of:=((([.D11]*10)-[.C11])+[.C12])/10" office:value-type="float" office:value="9.79515">
            <text:p>9,79515000</text:p>
          </table:table-cell>
          <table:table-cell table:formula="of:=[.D12]+0.12" office:value-type="float" office:value="9.91515">
            <text:p>9,91515000</text:p>
          </table:table-cell>
          <table:table-cell table:formula="of:=[.D12]-0.12" office:value-type="float" office:value="9.67515">
            <text:p>9,67515000</text:p>
          </table:table-cell>
          <table:table-cell table:formula="of:=[.E12]+0.12" office:value-type="float" office:value="10.03515">
            <text:p>10,03515000</text:p>
          </table:table-cell>
          <table:table-cell table:formula="of:=[.F12]-0.12" office:value-type="float" office:value="9.55515">
            <text:p>9,55515000</text:p>
          </table:table-cell>
          <table:table-cell table:formula="of:=[.G12]+0.12" office:value-type="float" office:value="10.15515">
            <text:p>10,15515000</text:p>
          </table:table-cell>
          <table:table-cell table:formula="of:=[.H12]-0.12" office:value-type="float" office:value="9.43515">
            <text:p>9,4351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-6">
            <text:p>-6,00000000</text:p>
          </table:table-cell>
          <table:table-cell table:formula="of:=[.A13]+([.B13]/1000)" office:value-type="float" office:value="9.80065">
            <text:p>9,80065000</text:p>
          </table:table-cell>
          <table:table-cell table:style-name="ce1" table:formula="of:=((([.D12]*10)-[.C12])+[.C13])/10" office:value-type="float" office:value="9.79965">
            <text:p>9,79965000</text:p>
          </table:table-cell>
          <table:table-cell table:formula="of:=[.D13]+0.12" office:value-type="float" office:value="9.91965">
            <text:p>9,91965000</text:p>
          </table:table-cell>
          <table:table-cell table:formula="of:=[.D13]-0.12" office:value-type="float" office:value="9.67965">
            <text:p>9,67965000</text:p>
          </table:table-cell>
          <table:table-cell table:formula="of:=[.E13]+0.12" office:value-type="float" office:value="10.03965">
            <text:p>10,03965000</text:p>
          </table:table-cell>
          <table:table-cell table:formula="of:=[.F13]-0.12" office:value-type="float" office:value="9.55965">
            <text:p>9,55965000</text:p>
          </table:table-cell>
          <table:table-cell table:formula="of:=[.G13]+0.12" office:value-type="float" office:value="10.15965">
            <text:p>10,15965000</text:p>
          </table:table-cell>
          <table:table-cell table:formula="of:=[.H13]-0.12" office:value-type="float" office:value="9.43965">
            <text:p>9,4396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9">
            <text:p>9,00000000</text:p>
          </table:table-cell>
          <table:table-cell table:formula="of:=[.A14]+([.B14]/1000)" office:value-type="float" office:value="9.81565">
            <text:p>9,81565000</text:p>
          </table:table-cell>
          <table:table-cell table:style-name="ce1" table:formula="of:=((([.D13]*10)-[.C13])+[.C14])/10" office:value-type="float" office:value="9.80115">
            <text:p>9,80115000</text:p>
          </table:table-cell>
          <table:table-cell table:formula="of:=[.D14]+0.12" office:value-type="float" office:value="9.92115">
            <text:p>9,92115000</text:p>
          </table:table-cell>
          <table:table-cell table:formula="of:=[.D14]-0.12" office:value-type="float" office:value="9.68115">
            <text:p>9,68115000</text:p>
          </table:table-cell>
          <table:table-cell table:formula="of:=[.E14]+0.12" office:value-type="float" office:value="10.04115">
            <text:p>10,04115000</text:p>
          </table:table-cell>
          <table:table-cell table:formula="of:=[.F14]-0.12" office:value-type="float" office:value="9.56115">
            <text:p>9,56115000</text:p>
          </table:table-cell>
          <table:table-cell table:formula="of:=[.G14]+0.12" office:value-type="float" office:value="10.16115">
            <text:p>10,16115000</text:p>
          </table:table-cell>
          <table:table-cell table:formula="of:=[.H14]-0.12" office:value-type="float" office:value="9.44115">
            <text:p>9,4411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-52">
            <text:p>-52,00000000</text:p>
          </table:table-cell>
          <table:table-cell table:formula="of:=[.A15]+([.B15]/1000)" office:value-type="float" office:value="9.75465">
            <text:p>9,75465000</text:p>
          </table:table-cell>
          <table:table-cell table:style-name="ce1" table:formula="of:=((([.D14]*10)-[.C14])+[.C15])/10" office:value-type="float" office:value="9.79505">
            <text:p>9,79505000</text:p>
          </table:table-cell>
          <table:table-cell table:formula="of:=[.D15]+0.12" office:value-type="float" office:value="9.91505">
            <text:p>9,91505000</text:p>
          </table:table-cell>
          <table:table-cell table:formula="of:=[.D15]-0.12" office:value-type="float" office:value="9.67505">
            <text:p>9,67505000</text:p>
          </table:table-cell>
          <table:table-cell table:formula="of:=[.E15]+0.12" office:value-type="float" office:value="10.03505">
            <text:p>10,03505000</text:p>
          </table:table-cell>
          <table:table-cell table:formula="of:=[.F15]-0.12" office:value-type="float" office:value="9.55505">
            <text:p>9,55505000</text:p>
          </table:table-cell>
          <table:table-cell table:formula="of:=[.G15]+0.12" office:value-type="float" office:value="10.15505">
            <text:p>10,15505000</text:p>
          </table:table-cell>
          <table:table-cell table:formula="of:=[.H15]-0.12" office:value-type="float" office:value="9.43505">
            <text:p>9,4350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-74">
            <text:p>-74,00000000</text:p>
          </table:table-cell>
          <table:table-cell table:formula="of:=[.A16]+([.B16]/1000)" office:value-type="float" office:value="9.73265">
            <text:p>9,73265000</text:p>
          </table:table-cell>
          <table:table-cell table:style-name="ce1" table:formula="of:=((([.D15]*10)-[.C15])+[.C16])/10" office:value-type="float" office:value="9.79285">
            <text:p>9,79285000</text:p>
          </table:table-cell>
          <table:table-cell table:formula="of:=[.D16]+0.12" office:value-type="float" office:value="9.91285">
            <text:p>9,91285000</text:p>
          </table:table-cell>
          <table:table-cell table:formula="of:=[.D16]-0.12" office:value-type="float" office:value="9.67285">
            <text:p>9,67285000</text:p>
          </table:table-cell>
          <table:table-cell table:formula="of:=[.E16]+0.12" office:value-type="float" office:value="10.03285">
            <text:p>10,03285000</text:p>
          </table:table-cell>
          <table:table-cell table:formula="of:=[.F16]-0.12" office:value-type="float" office:value="9.55285">
            <text:p>9,55285000</text:p>
          </table:table-cell>
          <table:table-cell table:formula="of:=[.G16]+0.12" office:value-type="float" office:value="10.15285">
            <text:p>10,15285000</text:p>
          </table:table-cell>
          <table:table-cell table:formula="of:=[.H16]-0.12" office:value-type="float" office:value="9.43285">
            <text:p>9,43285000</text:p>
          </table:table-cell>
          <table:table-cell table:number-columns-repeated="1014"/>
        </table:table-row>
        <table:table-row table:style-name="ro1">
          <table:table-cell table:style-name="ce1" office:value-type="float" office:value="10">
            <text:p>10,00000000</text:p>
          </table:table-cell>
          <table:table-cell table:formula="of:=RANDBETWEEN(-120;120)" office:value-type="float" office:value="-46">
            <text:p>-46,00000000</text:p>
          </table:table-cell>
          <table:table-cell table:formula="of:=[.A17]+([.B17]/1000)" office:value-type="float" office:value="9.954">
            <text:p>9,95400000</text:p>
          </table:table-cell>
          <table:table-cell table:style-name="ce1" table:formula="of:=((([.D16]*10)-[.C16])+[.C17])/10" office:value-type="float" office:value="9.814985">
            <text:p>9,81498500</text:p>
          </table:table-cell>
          <table:table-cell table:formula="of:=[.D17]+0.12" office:value-type="float" office:value="9.934985">
            <text:p>9,93498500</text:p>
          </table:table-cell>
          <table:table-cell table:formula="of:=[.D17]-0.12" office:value-type="float" office:value="9.694985">
            <text:p>9,69498500</text:p>
          </table:table-cell>
          <table:table-cell table:formula="of:=[.E17]+0.12" office:value-type="float" office:value="10.054985">
            <text:p>10,05498500</text:p>
          </table:table-cell>
          <table:table-cell table:formula="of:=[.F17]-0.12" office:value-type="float" office:value="9.574985">
            <text:p>9,57498500</text:p>
          </table:table-cell>
          <table:table-cell table:formula="of:=[.G17]+0.12" office:value-type="float" office:value="10.174985">
            <text:p>10,17498500</text:p>
          </table:table-cell>
          <table:table-cell table:formula="of:=[.H17]-0.12" office:value-type="float" office:value="9.454985">
            <text:p>9,45498500</text:p>
          </table:table-cell>
          <table:table-cell table:number-columns-repeated="1014"/>
        </table:table-row>
        <table:table-row table:style-name="ro1">
          <table:table-cell table:style-name="ce1" office:value-type="float" office:value="9.5">
            <text:p>9,50000000</text:p>
          </table:table-cell>
          <table:table-cell table:formula="of:=RANDBETWEEN(-120;120)" office:value-type="float" office:value="-27">
            <text:p>-27,00000000</text:p>
          </table:table-cell>
          <table:table-cell table:formula="of:=[.A18]+([.B18]/1000)" office:value-type="float" office:value="9.473">
            <text:p>9,47300000</text:p>
          </table:table-cell>
          <table:table-cell table:style-name="ce1" table:formula="of:=((([.D17]*10)-[.C17])+[.C18])/10" office:value-type="float" office:value="9.766885">
            <text:p>9,76688500</text:p>
          </table:table-cell>
          <table:table-cell table:formula="of:=[.D18]+0.12" office:value-type="float" office:value="9.886885">
            <text:p>9,88688500</text:p>
          </table:table-cell>
          <table:table-cell table:formula="of:=[.D18]-0.12" office:value-type="float" office:value="9.646885">
            <text:p>9,64688500</text:p>
          </table:table-cell>
          <table:table-cell table:formula="of:=[.E18]+0.12" office:value-type="float" office:value="10.006885">
            <text:p>10,00688500</text:p>
          </table:table-cell>
          <table:table-cell table:formula="of:=[.F18]-0.12" office:value-type="float" office:value="9.526885">
            <text:p>9,52688500</text:p>
          </table:table-cell>
          <table:table-cell table:formula="of:=[.G18]+0.12" office:value-type="float" office:value="10.126885">
            <text:p>10,12688500</text:p>
          </table:table-cell>
          <table:table-cell table:formula="of:=[.H18]-0.12" office:value-type="float" office:value="9.406885">
            <text:p>9,40688500</text:p>
          </table:table-cell>
          <table:table-cell table:number-columns-repeated="1014"/>
        </table:table-row>
        <table:table-row table:style-name="ro1">
          <table:table-cell table:style-name="ce1" office:value-type="float" office:value="9.8">
            <text:p>9,80000000</text:p>
          </table:table-cell>
          <table:table-cell table:formula="of:=RANDBETWEEN(-120;120)" office:value-type="float" office:value="25">
            <text:p>25,00000000</text:p>
          </table:table-cell>
          <table:table-cell table:formula="of:=[.A19]+([.B19]/1000)" office:value-type="float" office:value="9.825">
            <text:p>9,82500000</text:p>
          </table:table-cell>
          <table:table-cell table:style-name="ce1" table:formula="of:=((([.D18]*10)-[.C18])+[.C19])/10" office:value-type="float" office:value="9.802085">
            <text:p>9,80208500</text:p>
          </table:table-cell>
          <table:table-cell table:formula="of:=[.D19]+0.12" office:value-type="float" office:value="9.922085">
            <text:p>9,92208500</text:p>
          </table:table-cell>
          <table:table-cell table:formula="of:=[.D19]-0.12" office:value-type="float" office:value="9.682085">
            <text:p>9,68208500</text:p>
          </table:table-cell>
          <table:table-cell table:formula="of:=[.E19]+0.12" office:value-type="float" office:value="10.042085">
            <text:p>10,04208500</text:p>
          </table:table-cell>
          <table:table-cell table:formula="of:=[.F19]-0.12" office:value-type="float" office:value="9.562085">
            <text:p>9,56208500</text:p>
          </table:table-cell>
          <table:table-cell table:formula="of:=[.G19]+0.12" office:value-type="float" office:value="10.162085">
            <text:p>10,16208500</text:p>
          </table:table-cell>
          <table:table-cell table:formula="of:=[.H19]-0.12" office:value-type="float" office:value="9.442085">
            <text:p>9,442085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72">
            <text:p>72,00000000</text:p>
          </table:table-cell>
          <table:table-cell table:formula="of:=[.A20]+([.B20]/1000)" office:value-type="float" office:value="9.87865">
            <text:p>9,87865000</text:p>
          </table:table-cell>
          <table:table-cell table:style-name="ce1" table:formula="of:=((([.D19]*10)-[.C19])+[.C20])/10" office:value-type="float" office:value="9.80745">
            <text:p>9,80745000</text:p>
          </table:table-cell>
          <table:table-cell table:formula="of:=[.D20]+0.12" office:value-type="float" office:value="9.92745">
            <text:p>9,92745000</text:p>
          </table:table-cell>
          <table:table-cell table:formula="of:=[.D20]-0.12" office:value-type="float" office:value="9.68745">
            <text:p>9,68745000</text:p>
          </table:table-cell>
          <table:table-cell table:formula="of:=[.E20]+0.12" office:value-type="float" office:value="10.04745">
            <text:p>10,04745000</text:p>
          </table:table-cell>
          <table:table-cell table:formula="of:=[.F20]-0.12" office:value-type="float" office:value="9.56745">
            <text:p>9,56745000</text:p>
          </table:table-cell>
          <table:table-cell table:formula="of:=[.G20]+0.12" office:value-type="float" office:value="10.16745">
            <text:p>10,16745000</text:p>
          </table:table-cell>
          <table:table-cell table:formula="of:=[.H20]-0.12" office:value-type="float" office:value="9.44745">
            <text:p>9,4474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118">
            <text:p>118,00000000</text:p>
          </table:table-cell>
          <table:table-cell table:formula="of:=[.A21]+([.B21]/1000)" office:value-type="float" office:value="9.92465">
            <text:p>9,92465000</text:p>
          </table:table-cell>
          <table:table-cell table:style-name="ce1" table:formula="of:=((([.D20]*10)-[.C20])+[.C21])/10" office:value-type="float" office:value="9.81205">
            <text:p>9,81205000</text:p>
          </table:table-cell>
          <table:table-cell table:formula="of:=[.D21]+0.12" office:value-type="float" office:value="9.93205">
            <text:p>9,93205000</text:p>
          </table:table-cell>
          <table:table-cell table:formula="of:=[.D21]-0.12" office:value-type="float" office:value="9.69205">
            <text:p>9,69205000</text:p>
          </table:table-cell>
          <table:table-cell table:formula="of:=[.E21]+0.12" office:value-type="float" office:value="10.05205">
            <text:p>10,05205000</text:p>
          </table:table-cell>
          <table:table-cell table:formula="of:=[.F21]-0.12" office:value-type="float" office:value="9.57205">
            <text:p>9,57205000</text:p>
          </table:table-cell>
          <table:table-cell table:formula="of:=[.G21]+0.12" office:value-type="float" office:value="10.17205">
            <text:p>10,17205000</text:p>
          </table:table-cell>
          <table:table-cell table:formula="of:=[.H21]-0.12" office:value-type="float" office:value="9.45205">
            <text:p>9,4520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53">
            <text:p>53,00000000</text:p>
          </table:table-cell>
          <table:table-cell table:formula="of:=[.A22]+([.B22]/1000)" office:value-type="float" office:value="9.85965">
            <text:p>9,85965000</text:p>
          </table:table-cell>
          <table:table-cell table:style-name="ce1" table:formula="of:=((([.D21]*10)-[.C21])+[.C22])/10" office:value-type="float" office:value="9.80555">
            <text:p>9,80555000</text:p>
          </table:table-cell>
          <table:table-cell table:formula="of:=[.D22]+0.12" office:value-type="float" office:value="9.92555">
            <text:p>9,92555000</text:p>
          </table:table-cell>
          <table:table-cell table:formula="of:=[.D22]-0.12" office:value-type="float" office:value="9.68555">
            <text:p>9,68555000</text:p>
          </table:table-cell>
          <table:table-cell table:formula="of:=[.E22]+0.12" office:value-type="float" office:value="10.04555">
            <text:p>10,04555000</text:p>
          </table:table-cell>
          <table:table-cell table:formula="of:=[.F22]-0.12" office:value-type="float" office:value="9.56555">
            <text:p>9,56555000</text:p>
          </table:table-cell>
          <table:table-cell table:formula="of:=[.G22]+0.12" office:value-type="float" office:value="10.16555">
            <text:p>10,16555000</text:p>
          </table:table-cell>
          <table:table-cell table:formula="of:=[.H22]-0.12" office:value-type="float" office:value="9.44555">
            <text:p>9,4455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-44">
            <text:p>-44,00000000</text:p>
          </table:table-cell>
          <table:table-cell table:formula="of:=[.A23]+([.B23]/1000)" office:value-type="float" office:value="9.76265">
            <text:p>9,76265000</text:p>
          </table:table-cell>
          <table:table-cell table:style-name="ce1" table:formula="of:=((([.D22]*10)-[.C22])+[.C23])/10" office:value-type="float" office:value="9.79585">
            <text:p>9,79585000</text:p>
          </table:table-cell>
          <table:table-cell table:formula="of:=[.D23]+0.12" office:value-type="float" office:value="9.91585">
            <text:p>9,91585000</text:p>
          </table:table-cell>
          <table:table-cell table:formula="of:=[.D23]-0.12" office:value-type="float" office:value="9.67585">
            <text:p>9,67585000</text:p>
          </table:table-cell>
          <table:table-cell table:formula="of:=[.E23]+0.12" office:value-type="float" office:value="10.03585">
            <text:p>10,03585000</text:p>
          </table:table-cell>
          <table:table-cell table:formula="of:=[.F23]-0.12" office:value-type="float" office:value="9.55585">
            <text:p>9,55585000</text:p>
          </table:table-cell>
          <table:table-cell table:formula="of:=[.G23]+0.12" office:value-type="float" office:value="10.15585">
            <text:p>10,15585000</text:p>
          </table:table-cell>
          <table:table-cell table:formula="of:=[.H23]-0.12" office:value-type="float" office:value="9.43585">
            <text:p>9,4358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-5">
            <text:p>-5,00000000</text:p>
          </table:table-cell>
          <table:table-cell table:formula="of:=[.A24]+([.B24]/1000)" office:value-type="float" office:value="9.80165">
            <text:p>9,80165000</text:p>
          </table:table-cell>
          <table:table-cell table:style-name="ce1" table:formula="of:=((([.D23]*10)-[.C23])+[.C24])/10" office:value-type="float" office:value="9.79975">
            <text:p>9,79975000</text:p>
          </table:table-cell>
          <table:table-cell table:formula="of:=[.D24]+0.12" office:value-type="float" office:value="9.91975">
            <text:p>9,91975000</text:p>
          </table:table-cell>
          <table:table-cell table:formula="of:=[.D24]-0.12" office:value-type="float" office:value="9.67975">
            <text:p>9,67975000</text:p>
          </table:table-cell>
          <table:table-cell table:formula="of:=[.E24]+0.12" office:value-type="float" office:value="10.03975">
            <text:p>10,03975000</text:p>
          </table:table-cell>
          <table:table-cell table:formula="of:=[.F24]-0.12" office:value-type="float" office:value="9.55975">
            <text:p>9,55975000</text:p>
          </table:table-cell>
          <table:table-cell table:formula="of:=[.G24]+0.12" office:value-type="float" office:value="10.15975">
            <text:p>10,15975000</text:p>
          </table:table-cell>
          <table:table-cell table:formula="of:=[.H24]-0.12" office:value-type="float" office:value="9.43975">
            <text:p>9,4397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30">
            <text:p>30,00000000</text:p>
          </table:table-cell>
          <table:table-cell table:formula="of:=[.A25]+([.B25]/1000)" office:value-type="float" office:value="9.83665">
            <text:p>9,83665000</text:p>
          </table:table-cell>
          <table:table-cell table:style-name="ce1" table:formula="of:=((([.D24]*10)-[.C24])+[.C25])/10" office:value-type="float" office:value="9.80325">
            <text:p>9,80325000</text:p>
          </table:table-cell>
          <table:table-cell table:formula="of:=[.D25]+0.12" office:value-type="float" office:value="9.92325">
            <text:p>9,92325000</text:p>
          </table:table-cell>
          <table:table-cell table:formula="of:=[.D25]-0.12" office:value-type="float" office:value="9.68325">
            <text:p>9,68325000</text:p>
          </table:table-cell>
          <table:table-cell table:formula="of:=[.E25]+0.12" office:value-type="float" office:value="10.04325">
            <text:p>10,04325000</text:p>
          </table:table-cell>
          <table:table-cell table:formula="of:=[.F25]-0.12" office:value-type="float" office:value="9.56325">
            <text:p>9,56325000</text:p>
          </table:table-cell>
          <table:table-cell table:formula="of:=[.G25]+0.12" office:value-type="float" office:value="10.16325">
            <text:p>10,16325000</text:p>
          </table:table-cell>
          <table:table-cell table:formula="of:=[.H25]-0.12" office:value-type="float" office:value="9.44325">
            <text:p>9,4432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41">
            <text:p>41,00000000</text:p>
          </table:table-cell>
          <table:table-cell table:formula="of:=[.A26]+([.B26]/1000)" office:value-type="float" office:value="9.84765">
            <text:p>9,84765000</text:p>
          </table:table-cell>
          <table:table-cell table:style-name="ce1" table:formula="of:=((([.D25]*10)-[.C25])+[.C26])/10" office:value-type="float" office:value="9.80435">
            <text:p>9,80435000</text:p>
          </table:table-cell>
          <table:table-cell table:formula="of:=[.D26]+0.12" office:value-type="float" office:value="9.92435">
            <text:p>9,92435000</text:p>
          </table:table-cell>
          <table:table-cell table:formula="of:=[.D26]-0.12" office:value-type="float" office:value="9.68435">
            <text:p>9,68435000</text:p>
          </table:table-cell>
          <table:table-cell table:formula="of:=[.E26]+0.12" office:value-type="float" office:value="10.04435">
            <text:p>10,04435000</text:p>
          </table:table-cell>
          <table:table-cell table:formula="of:=[.F26]-0.12" office:value-type="float" office:value="9.56435">
            <text:p>9,56435000</text:p>
          </table:table-cell>
          <table:table-cell table:formula="of:=[.G26]+0.12" office:value-type="float" office:value="10.16435">
            <text:p>10,16435000</text:p>
          </table:table-cell>
          <table:table-cell table:formula="of:=[.H26]-0.12" office:value-type="float" office:value="9.44435">
            <text:p>9,4443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-78">
            <text:p>-78,00000000</text:p>
          </table:table-cell>
          <table:table-cell table:formula="of:=[.A27]+([.B27]/1000)" office:value-type="float" office:value="9.72865">
            <text:p>9,72865000</text:p>
          </table:table-cell>
          <table:table-cell table:style-name="ce1" table:formula="of:=((([.D26]*10)-[.C26])+[.C27])/10" office:value-type="float" office:value="9.79245">
            <text:p>9,79245000</text:p>
          </table:table-cell>
          <table:table-cell table:formula="of:=[.D27]+0.12" office:value-type="float" office:value="9.91245">
            <text:p>9,91245000</text:p>
          </table:table-cell>
          <table:table-cell table:formula="of:=[.D27]-0.12" office:value-type="float" office:value="9.67245">
            <text:p>9,67245000</text:p>
          </table:table-cell>
          <table:table-cell table:formula="of:=[.E27]+0.12" office:value-type="float" office:value="10.03245">
            <text:p>10,03245000</text:p>
          </table:table-cell>
          <table:table-cell table:formula="of:=[.F27]-0.12" office:value-type="float" office:value="9.55245">
            <text:p>9,55245000</text:p>
          </table:table-cell>
          <table:table-cell table:formula="of:=[.G27]+0.12" office:value-type="float" office:value="10.15245">
            <text:p>10,15245000</text:p>
          </table:table-cell>
          <table:table-cell table:formula="of:=[.H27]-0.12" office:value-type="float" office:value="9.43245">
            <text:p>9,4324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34">
            <text:p>34,00000000</text:p>
          </table:table-cell>
          <table:table-cell table:formula="of:=[.A28]+([.B28]/1000)" office:value-type="float" office:value="9.84065">
            <text:p>9,84065000</text:p>
          </table:table-cell>
          <table:table-cell table:style-name="ce1" table:formula="of:=((([.D27]*10)-[.C27])+[.C28])/10" office:value-type="float" office:value="9.80365">
            <text:p>9,80365000</text:p>
          </table:table-cell>
          <table:table-cell table:formula="of:=[.D28]+0.12" office:value-type="float" office:value="9.92365">
            <text:p>9,92365000</text:p>
          </table:table-cell>
          <table:table-cell table:formula="of:=[.D28]-0.12" office:value-type="float" office:value="9.68365">
            <text:p>9,68365000</text:p>
          </table:table-cell>
          <table:table-cell table:formula="of:=[.E28]+0.12" office:value-type="float" office:value="10.04365">
            <text:p>10,04365000</text:p>
          </table:table-cell>
          <table:table-cell table:formula="of:=[.F28]-0.12" office:value-type="float" office:value="9.56365">
            <text:p>9,56365000</text:p>
          </table:table-cell>
          <table:table-cell table:formula="of:=[.G28]+0.12" office:value-type="float" office:value="10.16365">
            <text:p>10,16365000</text:p>
          </table:table-cell>
          <table:table-cell table:formula="of:=[.H28]-0.12" office:value-type="float" office:value="9.44365">
            <text:p>9,4436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-56">
            <text:p>-56,00000000</text:p>
          </table:table-cell>
          <table:table-cell table:formula="of:=[.A29]+([.B29]/1000)" office:value-type="float" office:value="9.75065">
            <text:p>9,75065000</text:p>
          </table:table-cell>
          <table:table-cell table:style-name="ce1" table:formula="of:=((([.D28]*10)-[.C28])+[.C29])/10" office:value-type="float" office:value="9.79465">
            <text:p>9,79465000</text:p>
          </table:table-cell>
          <table:table-cell table:formula="of:=[.D29]+0.12" office:value-type="float" office:value="9.91465">
            <text:p>9,91465000</text:p>
          </table:table-cell>
          <table:table-cell table:formula="of:=[.D29]-0.12" office:value-type="float" office:value="9.67465">
            <text:p>9,67465000</text:p>
          </table:table-cell>
          <table:table-cell table:formula="of:=[.E29]+0.12" office:value-type="float" office:value="10.03465">
            <text:p>10,03465000</text:p>
          </table:table-cell>
          <table:table-cell table:formula="of:=[.F29]-0.12" office:value-type="float" office:value="9.55465">
            <text:p>9,55465000</text:p>
          </table:table-cell>
          <table:table-cell table:formula="of:=[.G29]+0.12" office:value-type="float" office:value="10.15465">
            <text:p>10,15465000</text:p>
          </table:table-cell>
          <table:table-cell table:formula="of:=[.H29]-0.12" office:value-type="float" office:value="9.43465">
            <text:p>9,4346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-41">
            <text:p>-41,00000000</text:p>
          </table:table-cell>
          <table:table-cell table:formula="of:=[.A30]+([.B30]/1000)" office:value-type="float" office:value="9.76565">
            <text:p>9,76565000</text:p>
          </table:table-cell>
          <table:table-cell table:style-name="ce1" table:formula="of:=((([.D29]*10)-[.C29])+[.C30])/10" office:value-type="float" office:value="9.79615">
            <text:p>9,79615000</text:p>
          </table:table-cell>
          <table:table-cell table:formula="of:=[.D30]+0.12" office:value-type="float" office:value="9.91615">
            <text:p>9,91615000</text:p>
          </table:table-cell>
          <table:table-cell table:formula="of:=[.D30]-0.12" office:value-type="float" office:value="9.67615">
            <text:p>9,67615000</text:p>
          </table:table-cell>
          <table:table-cell table:formula="of:=[.E30]+0.12" office:value-type="float" office:value="10.03615">
            <text:p>10,03615000</text:p>
          </table:table-cell>
          <table:table-cell table:formula="of:=[.F30]-0.12" office:value-type="float" office:value="9.55615">
            <text:p>9,55615000</text:p>
          </table:table-cell>
          <table:table-cell table:formula="of:=[.G30]+0.12" office:value-type="float" office:value="10.15615">
            <text:p>10,15615000</text:p>
          </table:table-cell>
          <table:table-cell table:formula="of:=[.H30]-0.12" office:value-type="float" office:value="9.43615">
            <text:p>9,43615000</text:p>
          </table:table-cell>
          <table:table-cell table:number-columns-repeated="1014"/>
        </table:table-row>
        <table:table-row table:style-name="ro1">
          <table:table-cell table:style-name="ce1" office:value-type="float" office:value="9.80665">
            <text:p>9,80665000</text:p>
          </table:table-cell>
          <table:table-cell table:formula="of:=RANDBETWEEN(-120;120)" office:value-type="float" office:value="-99">
            <text:p>-99,00000000</text:p>
          </table:table-cell>
          <table:table-cell table:formula="of:=[.A31]+([.B31]/1000)" office:value-type="float" office:value="9.70765">
            <text:p>9,70765000</text:p>
          </table:table-cell>
          <table:table-cell table:style-name="ce1" table:formula="of:=((([.D30]*10)-[.C30])+[.C31])/10" office:value-type="float" office:value="9.79035">
            <text:p>9,79035000</text:p>
          </table:table-cell>
          <table:table-cell table:formula="of:=[.D31]+0.12" office:value-type="float" office:value="9.91035">
            <text:p>9,91035000</text:p>
          </table:table-cell>
          <table:table-cell table:formula="of:=[.D31]-0.12" office:value-type="float" office:value="9.67035">
            <text:p>9,67035000</text:p>
          </table:table-cell>
          <table:table-cell table:formula="of:=[.E31]+0.12" office:value-type="float" office:value="10.03035">
            <text:p>10,03035000</text:p>
          </table:table-cell>
          <table:table-cell table:formula="of:=[.F31]-0.12" office:value-type="float" office:value="9.55035">
            <text:p>9,55035000</text:p>
          </table:table-cell>
          <table:table-cell table:formula="of:=[.G31]+0.12" office:value-type="float" office:value="10.15035">
            <text:p>10,15035000</text:p>
          </table:table-cell>
          <table:table-cell table:formula="of:=[.H31]-0.12" office:value-type="float" office:value="9.43035">
            <text:p>9,43035000</text:p>
          </table:table-cell>
          <table:table-cell table:number-columns-repeated="101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3">
      <number:number number:decimal-places="8" number:min-integer-digits="1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24/04/2017</text:date>, <text:time>13:45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s Sánchez</meta:initial-creator>
    <meta:creation-date>2017-04-23T12:32:35.52</meta:creation-date>
    <dc:date>2017-04-24T13:45:36.94</dc:date>
    <dc:creator>Andres Sánchez</dc:creator>
    <meta:editing-duration>PT15M40S</meta:editing-duration>
    <meta:editing-cycles>2</meta:editing-cycles>
    <meta:generator>OpenOffice/4.1.2$Win32 OpenOffice.org_project/412m3$Build-9782</meta:generator>
    <meta:document-statistic meta:table-count="3" meta:cell-count="3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3">
      <number:number number:decimal-places="8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0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3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2.616cm" style:legend-expansion="high" chart:style-name="ch2"/>
        <chart:plot-area chart:style-name="ch3" table:cell-range-address="Hoja1.C1:Hoja1.C31 Hoja1.E1:Hoja1.J31" chart:data-source-has-labels="row" svg:x="0.77cm" svg:y="0.855cm" svg:width="10.68cm" svg:height="7.545cm">
          <chartooo:coordinate-region svg:x="2.979cm" svg:y="1.068cm" svg:width="8.284cm" svg:height="6.2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2:Hoja1.C31" chart:label-cell-address="Hoja1.C1:Hoja1.C1" chart:class="chart:line">
            <chart:data-point chart:repeated="30"/>
          </chart:series>
          <chart:series chart:style-name="ch8" chart:values-cell-range-address="Hoja1.E2:Hoja1.E31" chart:label-cell-address="Hoja1.E1:Hoja1.E1" chart:class="chart:line">
            <chart:data-point chart:repeated="30"/>
          </chart:series>
          <chart:series chart:style-name="ch9" chart:values-cell-range-address="Hoja1.F2:Hoja1.F31" chart:label-cell-address="Hoja1.F1:Hoja1.F1" chart:class="chart:line">
            <chart:data-point chart:repeated="30"/>
          </chart:series>
          <chart:series chart:style-name="ch10" chart:values-cell-range-address="Hoja1.G2:Hoja1.G31" chart:label-cell-address="Hoja1.G1:Hoja1.G1" chart:class="chart:line">
            <chart:data-point chart:repeated="30"/>
          </chart:series>
          <chart:series chart:style-name="ch11" chart:values-cell-range-address="Hoja1.H2:Hoja1.H31" chart:label-cell-address="Hoja1.H1:Hoja1.H1" chart:class="chart:line">
            <chart:data-point chart:repeated="30"/>
          </chart:series>
          <chart:series chart:style-name="ch12" chart:values-cell-range-address="Hoja1.I2:Hoja1.I31" chart:label-cell-address="Hoja1.I1:Hoja1.I1" chart:class="chart:line">
            <chart:data-point chart:repeated="30"/>
          </chart:series>
          <chart:series chart:style-name="ch13" chart:values-cell-range-address="Hoja1.J2:Hoja1.J31" chart:label-cell-address="Hoja1.J1:Hoja1.J1" chart:class="chart:line"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ñal del sensor</text:p>
                <draw:g>
                  <svg:desc>Hoja1.C1:Hoja1.C1</svg:desc>
                </draw:g>
              </table:table-cell>
              <table:table-cell office:value-type="string">
                <text:p>Umbral1 +</text:p>
                <draw:g>
                  <svg:desc>Hoja1.E1:Hoja1.E1</svg:desc>
                </draw:g>
              </table:table-cell>
              <table:table-cell office:value-type="string">
                <text:p>Umbral1 -</text:p>
                <draw:g>
                  <svg:desc>Hoja1.F1:Hoja1.F1</svg:desc>
                </draw:g>
              </table:table-cell>
              <table:table-cell office:value-type="string">
                <text:p>Umbral2 +</text:p>
                <draw:g>
                  <svg:desc>Hoja1.G1:Hoja1.G1</svg:desc>
                </draw:g>
              </table:table-cell>
              <table:table-cell office:value-type="string">
                <text:p>Umbral2 -</text:p>
                <draw:g>
                  <svg:desc>Hoja1.H1:Hoja1.H1</svg:desc>
                </draw:g>
              </table:table-cell>
              <table:table-cell office:value-type="string">
                <text:p>Umbral3 +</text:p>
                <draw:g>
                  <svg:desc>Hoja1.I1:Hoja1.I1</svg:desc>
                </draw:g>
              </table:table-cell>
              <table:table-cell office:value-type="string">
                <text:p>Umbral3 -</text:p>
                <draw:g>
                  <svg:desc>Hoja1.J1:Hoja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7065">
                <text:p>9.87065</text:p>
                <draw:g>
                  <svg:desc>Hoja1.C2:Hoja1.C31</svg:desc>
                </draw:g>
              </table:table-cell>
              <table:table-cell office:value-type="float" office:value="9.92665">
                <text:p>9.92665</text:p>
                <draw:g>
                  <svg:desc>Hoja1.E2:Hoja1.E31</svg:desc>
                </draw:g>
              </table:table-cell>
              <table:table-cell office:value-type="float" office:value="9.68665">
                <text:p>9.68665</text:p>
                <draw:g>
                  <svg:desc>Hoja1.F2:Hoja1.F31</svg:desc>
                </draw:g>
              </table:table-cell>
              <table:table-cell office:value-type="float" office:value="10.04665">
                <text:p>10.04665</text:p>
                <draw:g>
                  <svg:desc>Hoja1.G2:Hoja1.G31</svg:desc>
                </draw:g>
              </table:table-cell>
              <table:table-cell office:value-type="float" office:value="9.56665">
                <text:p>9.56665</text:p>
                <draw:g>
                  <svg:desc>Hoja1.H2:Hoja1.H31</svg:desc>
                </draw:g>
              </table:table-cell>
              <table:table-cell office:value-type="float" office:value="10.16665">
                <text:p>10.16665</text:p>
                <draw:g>
                  <svg:desc>Hoja1.I2:Hoja1.I31</svg:desc>
                </draw:g>
              </table:table-cell>
              <table:table-cell office:value-type="float" office:value="9.44665">
                <text:p>9.44665</text:p>
                <draw:g>
                  <svg:desc>Hoja1.J2:Hoja1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87165">
                <text:p>9.87165</text:p>
              </table:table-cell>
              <table:table-cell office:value-type="float" office:value="9.92675">
                <text:p>9.92675</text:p>
              </table:table-cell>
              <table:table-cell office:value-type="float" office:value="9.68675">
                <text:p>9.68675</text:p>
              </table:table-cell>
              <table:table-cell office:value-type="float" office:value="10.04675">
                <text:p>10.04675</text:p>
              </table:table-cell>
              <table:table-cell office:value-type="float" office:value="9.56675">
                <text:p>9.56675</text:p>
              </table:table-cell>
              <table:table-cell office:value-type="float" office:value="10.16675">
                <text:p>10.16675</text:p>
              </table:table-cell>
              <table:table-cell office:value-type="float" office:value="9.44675">
                <text:p>9.44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91265">
                <text:p>9.91265</text:p>
              </table:table-cell>
              <table:table-cell office:value-type="float" office:value="9.93085">
                <text:p>9.93085</text:p>
              </table:table-cell>
              <table:table-cell office:value-type="float" office:value="9.69085">
                <text:p>9.69085</text:p>
              </table:table-cell>
              <table:table-cell office:value-type="float" office:value="10.05085">
                <text:p>10.05085</text:p>
              </table:table-cell>
              <table:table-cell office:value-type="float" office:value="9.57085">
                <text:p>9.57085</text:p>
              </table:table-cell>
              <table:table-cell office:value-type="float" office:value="10.17085">
                <text:p>10.17085</text:p>
              </table:table-cell>
              <table:table-cell office:value-type="float" office:value="9.45085">
                <text:p>9.45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84665">
                <text:p>9.84665</text:p>
              </table:table-cell>
              <table:table-cell office:value-type="float" office:value="9.92425">
                <text:p>9.92425</text:p>
              </table:table-cell>
              <table:table-cell office:value-type="float" office:value="9.68425">
                <text:p>9.68425</text:p>
              </table:table-cell>
              <table:table-cell office:value-type="float" office:value="10.04425">
                <text:p>10.04425</text:p>
              </table:table-cell>
              <table:table-cell office:value-type="float" office:value="9.56425">
                <text:p>9.56425</text:p>
              </table:table-cell>
              <table:table-cell office:value-type="float" office:value="10.16425">
                <text:p>10.16425</text:p>
              </table:table-cell>
              <table:table-cell office:value-type="float" office:value="9.44425">
                <text:p>9.44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85365">
                <text:p>9.85365</text:p>
              </table:table-cell>
              <table:table-cell office:value-type="float" office:value="9.92495">
                <text:p>9.92495</text:p>
              </table:table-cell>
              <table:table-cell office:value-type="float" office:value="9.68495">
                <text:p>9.68495</text:p>
              </table:table-cell>
              <table:table-cell office:value-type="float" office:value="10.04495">
                <text:p>10.04495</text:p>
              </table:table-cell>
              <table:table-cell office:value-type="float" office:value="9.56495">
                <text:p>9.56495</text:p>
              </table:table-cell>
              <table:table-cell office:value-type="float" office:value="10.16495">
                <text:p>10.16495</text:p>
              </table:table-cell>
              <table:table-cell office:value-type="float" office:value="9.44495">
                <text:p>9.44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85165">
                <text:p>9.85165</text:p>
              </table:table-cell>
              <table:table-cell office:value-type="float" office:value="9.92475">
                <text:p>9.92475</text:p>
              </table:table-cell>
              <table:table-cell office:value-type="float" office:value="9.68475">
                <text:p>9.68475</text:p>
              </table:table-cell>
              <table:table-cell office:value-type="float" office:value="10.04475">
                <text:p>10.04475</text:p>
              </table:table-cell>
              <table:table-cell office:value-type="float" office:value="9.56475">
                <text:p>9.56475</text:p>
              </table:table-cell>
              <table:table-cell office:value-type="float" office:value="10.16475">
                <text:p>10.16475</text:p>
              </table:table-cell>
              <table:table-cell office:value-type="float" office:value="9.44475">
                <text:p>9.44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87065">
                <text:p>9.87065</text:p>
              </table:table-cell>
              <table:table-cell office:value-type="float" office:value="9.92665">
                <text:p>9.92665</text:p>
              </table:table-cell>
              <table:table-cell office:value-type="float" office:value="9.68665">
                <text:p>9.68665</text:p>
              </table:table-cell>
              <table:table-cell office:value-type="float" office:value="10.04665">
                <text:p>10.04665</text:p>
              </table:table-cell>
              <table:table-cell office:value-type="float" office:value="9.56665">
                <text:p>9.56665</text:p>
              </table:table-cell>
              <table:table-cell office:value-type="float" office:value="10.16665">
                <text:p>10.16665</text:p>
              </table:table-cell>
              <table:table-cell office:value-type="float" office:value="9.44665">
                <text:p>9.44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74865">
                <text:p>9.74865</text:p>
              </table:table-cell>
              <table:table-cell office:value-type="float" office:value="9.91445">
                <text:p>9.91445</text:p>
              </table:table-cell>
              <table:table-cell office:value-type="float" office:value="9.67445">
                <text:p>9.67445</text:p>
              </table:table-cell>
              <table:table-cell office:value-type="float" office:value="10.03445">
                <text:p>10.03445</text:p>
              </table:table-cell>
              <table:table-cell office:value-type="float" office:value="9.55445">
                <text:p>9.55445</text:p>
              </table:table-cell>
              <table:table-cell office:value-type="float" office:value="10.15445">
                <text:p>10.15445</text:p>
              </table:table-cell>
              <table:table-cell office:value-type="float" office:value="9.43445">
                <text:p>9.43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72565">
                <text:p>9.72565</text:p>
              </table:table-cell>
              <table:table-cell office:value-type="float" office:value="9.91215">
                <text:p>9.91215</text:p>
              </table:table-cell>
              <table:table-cell office:value-type="float" office:value="9.67215">
                <text:p>9.67215</text:p>
              </table:table-cell>
              <table:table-cell office:value-type="float" office:value="10.03215">
                <text:p>10.03215</text:p>
              </table:table-cell>
              <table:table-cell office:value-type="float" office:value="9.55215">
                <text:p>9.55215</text:p>
              </table:table-cell>
              <table:table-cell office:value-type="float" office:value="10.15215">
                <text:p>10.15215</text:p>
              </table:table-cell>
              <table:table-cell office:value-type="float" office:value="9.43215">
                <text:p>9.43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72665">
                <text:p>9.72665</text:p>
              </table:table-cell>
              <table:table-cell office:value-type="float" office:value="9.91225">
                <text:p>9.91225</text:p>
              </table:table-cell>
              <table:table-cell office:value-type="float" office:value="9.67225">
                <text:p>9.67225</text:p>
              </table:table-cell>
              <table:table-cell office:value-type="float" office:value="10.03225">
                <text:p>10.03225</text:p>
              </table:table-cell>
              <table:table-cell office:value-type="float" office:value="9.55225">
                <text:p>9.55225</text:p>
              </table:table-cell>
              <table:table-cell office:value-type="float" office:value="10.15225">
                <text:p>10.15225</text:p>
              </table:table-cell>
              <table:table-cell office:value-type="float" office:value="9.43225">
                <text:p>9.43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75565">
                <text:p>9.75565</text:p>
              </table:table-cell>
              <table:table-cell office:value-type="float" office:value="9.91515">
                <text:p>9.91515</text:p>
              </table:table-cell>
              <table:table-cell office:value-type="float" office:value="9.67515">
                <text:p>9.67515</text:p>
              </table:table-cell>
              <table:table-cell office:value-type="float" office:value="10.03515">
                <text:p>10.03515</text:p>
              </table:table-cell>
              <table:table-cell office:value-type="float" office:value="9.55515">
                <text:p>9.55515</text:p>
              </table:table-cell>
              <table:table-cell office:value-type="float" office:value="10.15515">
                <text:p>10.15515</text:p>
              </table:table-cell>
              <table:table-cell office:value-type="float" office:value="9.43515">
                <text:p>9.435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80065">
                <text:p>9.80065</text:p>
              </table:table-cell>
              <table:table-cell office:value-type="float" office:value="9.91965">
                <text:p>9.91965</text:p>
              </table:table-cell>
              <table:table-cell office:value-type="float" office:value="9.67965">
                <text:p>9.67965</text:p>
              </table:table-cell>
              <table:table-cell office:value-type="float" office:value="10.03965">
                <text:p>10.03965</text:p>
              </table:table-cell>
              <table:table-cell office:value-type="float" office:value="9.55965">
                <text:p>9.55965</text:p>
              </table:table-cell>
              <table:table-cell office:value-type="float" office:value="10.15965">
                <text:p>10.15965</text:p>
              </table:table-cell>
              <table:table-cell office:value-type="float" office:value="9.43965">
                <text:p>9.439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81565">
                <text:p>9.81565</text:p>
              </table:table-cell>
              <table:table-cell office:value-type="float" office:value="9.92115">
                <text:p>9.92115</text:p>
              </table:table-cell>
              <table:table-cell office:value-type="float" office:value="9.68115">
                <text:p>9.68115</text:p>
              </table:table-cell>
              <table:table-cell office:value-type="float" office:value="10.04115">
                <text:p>10.04115</text:p>
              </table:table-cell>
              <table:table-cell office:value-type="float" office:value="9.56115">
                <text:p>9.56115</text:p>
              </table:table-cell>
              <table:table-cell office:value-type="float" office:value="10.16115">
                <text:p>10.16115</text:p>
              </table:table-cell>
              <table:table-cell office:value-type="float" office:value="9.44115">
                <text:p>9.441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75465">
                <text:p>9.75465</text:p>
              </table:table-cell>
              <table:table-cell office:value-type="float" office:value="9.91505">
                <text:p>9.91505</text:p>
              </table:table-cell>
              <table:table-cell office:value-type="float" office:value="9.67505">
                <text:p>9.67505</text:p>
              </table:table-cell>
              <table:table-cell office:value-type="float" office:value="10.03505">
                <text:p>10.03505</text:p>
              </table:table-cell>
              <table:table-cell office:value-type="float" office:value="9.55505">
                <text:p>9.55505</text:p>
              </table:table-cell>
              <table:table-cell office:value-type="float" office:value="10.15505">
                <text:p>10.15505</text:p>
              </table:table-cell>
              <table:table-cell office:value-type="float" office:value="9.43505">
                <text:p>9.43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73265">
                <text:p>9.73265</text:p>
              </table:table-cell>
              <table:table-cell office:value-type="float" office:value="9.91285">
                <text:p>9.91285</text:p>
              </table:table-cell>
              <table:table-cell office:value-type="float" office:value="9.67285">
                <text:p>9.67285</text:p>
              </table:table-cell>
              <table:table-cell office:value-type="float" office:value="10.03285">
                <text:p>10.03285</text:p>
              </table:table-cell>
              <table:table-cell office:value-type="float" office:value="9.55285">
                <text:p>9.55285</text:p>
              </table:table-cell>
              <table:table-cell office:value-type="float" office:value="10.15285">
                <text:p>10.15285</text:p>
              </table:table-cell>
              <table:table-cell office:value-type="float" office:value="9.43285">
                <text:p>9.432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954">
                <text:p>9.954</text:p>
              </table:table-cell>
              <table:table-cell office:value-type="float" office:value="9.934985">
                <text:p>9.934985</text:p>
              </table:table-cell>
              <table:table-cell office:value-type="float" office:value="9.694985">
                <text:p>9.694985</text:p>
              </table:table-cell>
              <table:table-cell office:value-type="float" office:value="10.054985">
                <text:p>10.054985</text:p>
              </table:table-cell>
              <table:table-cell office:value-type="float" office:value="9.574985">
                <text:p>9.574985</text:p>
              </table:table-cell>
              <table:table-cell office:value-type="float" office:value="10.174985">
                <text:p>10.174985</text:p>
              </table:table-cell>
              <table:table-cell office:value-type="float" office:value="9.454985">
                <text:p>9.4549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473">
                <text:p>9.473</text:p>
              </table:table-cell>
              <table:table-cell office:value-type="float" office:value="9.886885">
                <text:p>9.886885</text:p>
              </table:table-cell>
              <table:table-cell office:value-type="float" office:value="9.646885">
                <text:p>9.646885</text:p>
              </table:table-cell>
              <table:table-cell office:value-type="float" office:value="10.006885">
                <text:p>10.006885</text:p>
              </table:table-cell>
              <table:table-cell office:value-type="float" office:value="9.526885">
                <text:p>9.526885</text:p>
              </table:table-cell>
              <table:table-cell office:value-type="float" office:value="10.126885">
                <text:p>10.126885</text:p>
              </table:table-cell>
              <table:table-cell office:value-type="float" office:value="9.406885">
                <text:p>9.406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825">
                <text:p>9.825</text:p>
              </table:table-cell>
              <table:table-cell office:value-type="float" office:value="9.922085">
                <text:p>9.922085</text:p>
              </table:table-cell>
              <table:table-cell office:value-type="float" office:value="9.682085">
                <text:p>9.682085</text:p>
              </table:table-cell>
              <table:table-cell office:value-type="float" office:value="10.042085">
                <text:p>10.042085</text:p>
              </table:table-cell>
              <table:table-cell office:value-type="float" office:value="9.562085">
                <text:p>9.562085</text:p>
              </table:table-cell>
              <table:table-cell office:value-type="float" office:value="10.162085">
                <text:p>10.162085</text:p>
              </table:table-cell>
              <table:table-cell office:value-type="float" office:value="9.442085">
                <text:p>9.442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87865">
                <text:p>9.87865</text:p>
              </table:table-cell>
              <table:table-cell office:value-type="float" office:value="9.92745">
                <text:p>9.92745</text:p>
              </table:table-cell>
              <table:table-cell office:value-type="float" office:value="9.68745">
                <text:p>9.68745</text:p>
              </table:table-cell>
              <table:table-cell office:value-type="float" office:value="10.04745">
                <text:p>10.04745</text:p>
              </table:table-cell>
              <table:table-cell office:value-type="float" office:value="9.56745">
                <text:p>9.56745</text:p>
              </table:table-cell>
              <table:table-cell office:value-type="float" office:value="10.16745">
                <text:p>10.16745</text:p>
              </table:table-cell>
              <table:table-cell office:value-type="float" office:value="9.44745">
                <text:p>9.447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92465">
                <text:p>9.92465</text:p>
              </table:table-cell>
              <table:table-cell office:value-type="float" office:value="9.93205">
                <text:p>9.93205</text:p>
              </table:table-cell>
              <table:table-cell office:value-type="float" office:value="9.69205">
                <text:p>9.69205</text:p>
              </table:table-cell>
              <table:table-cell office:value-type="float" office:value="10.05205">
                <text:p>10.05205</text:p>
              </table:table-cell>
              <table:table-cell office:value-type="float" office:value="9.57205">
                <text:p>9.57205</text:p>
              </table:table-cell>
              <table:table-cell office:value-type="float" office:value="10.17205">
                <text:p>10.17205</text:p>
              </table:table-cell>
              <table:table-cell office:value-type="float" office:value="9.45205">
                <text:p>9.45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85965">
                <text:p>9.85965</text:p>
              </table:table-cell>
              <table:table-cell office:value-type="float" office:value="9.92555">
                <text:p>9.92555</text:p>
              </table:table-cell>
              <table:table-cell office:value-type="float" office:value="9.68555">
                <text:p>9.68555</text:p>
              </table:table-cell>
              <table:table-cell office:value-type="float" office:value="10.04555">
                <text:p>10.04555</text:p>
              </table:table-cell>
              <table:table-cell office:value-type="float" office:value="9.56555">
                <text:p>9.56555</text:p>
              </table:table-cell>
              <table:table-cell office:value-type="float" office:value="10.16555">
                <text:p>10.16555</text:p>
              </table:table-cell>
              <table:table-cell office:value-type="float" office:value="9.44555">
                <text:p>9.445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76265">
                <text:p>9.76265</text:p>
              </table:table-cell>
              <table:table-cell office:value-type="float" office:value="9.91585">
                <text:p>9.91585</text:p>
              </table:table-cell>
              <table:table-cell office:value-type="float" office:value="9.67585">
                <text:p>9.67585</text:p>
              </table:table-cell>
              <table:table-cell office:value-type="float" office:value="10.03585">
                <text:p>10.03585</text:p>
              </table:table-cell>
              <table:table-cell office:value-type="float" office:value="9.55585">
                <text:p>9.55585</text:p>
              </table:table-cell>
              <table:table-cell office:value-type="float" office:value="10.15585">
                <text:p>10.15585</text:p>
              </table:table-cell>
              <table:table-cell office:value-type="float" office:value="9.43585">
                <text:p>9.435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80165">
                <text:p>9.80165</text:p>
              </table:table-cell>
              <table:table-cell office:value-type="float" office:value="9.91975">
                <text:p>9.91975</text:p>
              </table:table-cell>
              <table:table-cell office:value-type="float" office:value="9.67975">
                <text:p>9.67975</text:p>
              </table:table-cell>
              <table:table-cell office:value-type="float" office:value="10.03975">
                <text:p>10.03975</text:p>
              </table:table-cell>
              <table:table-cell office:value-type="float" office:value="9.55975">
                <text:p>9.55975</text:p>
              </table:table-cell>
              <table:table-cell office:value-type="float" office:value="10.15975">
                <text:p>10.15975</text:p>
              </table:table-cell>
              <table:table-cell office:value-type="float" office:value="9.43975">
                <text:p>9.439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83665">
                <text:p>9.83665</text:p>
              </table:table-cell>
              <table:table-cell office:value-type="float" office:value="9.92325">
                <text:p>9.92325</text:p>
              </table:table-cell>
              <table:table-cell office:value-type="float" office:value="9.68325">
                <text:p>9.68325</text:p>
              </table:table-cell>
              <table:table-cell office:value-type="float" office:value="10.04325">
                <text:p>10.04325</text:p>
              </table:table-cell>
              <table:table-cell office:value-type="float" office:value="9.56325">
                <text:p>9.56325</text:p>
              </table:table-cell>
              <table:table-cell office:value-type="float" office:value="10.16325">
                <text:p>10.16325</text:p>
              </table:table-cell>
              <table:table-cell office:value-type="float" office:value="9.44325">
                <text:p>9.443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84765">
                <text:p>9.84765</text:p>
              </table:table-cell>
              <table:table-cell office:value-type="float" office:value="9.92435">
                <text:p>9.92435</text:p>
              </table:table-cell>
              <table:table-cell office:value-type="float" office:value="9.68435">
                <text:p>9.68435</text:p>
              </table:table-cell>
              <table:table-cell office:value-type="float" office:value="10.04435">
                <text:p>10.04435</text:p>
              </table:table-cell>
              <table:table-cell office:value-type="float" office:value="9.56435">
                <text:p>9.56435</text:p>
              </table:table-cell>
              <table:table-cell office:value-type="float" office:value="10.16435">
                <text:p>10.16435</text:p>
              </table:table-cell>
              <table:table-cell office:value-type="float" office:value="9.44435">
                <text:p>9.444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72865">
                <text:p>9.72865</text:p>
              </table:table-cell>
              <table:table-cell office:value-type="float" office:value="9.91245">
                <text:p>9.91245</text:p>
              </table:table-cell>
              <table:table-cell office:value-type="float" office:value="9.67245">
                <text:p>9.67245</text:p>
              </table:table-cell>
              <table:table-cell office:value-type="float" office:value="10.03245">
                <text:p>10.03245</text:p>
              </table:table-cell>
              <table:table-cell office:value-type="float" office:value="9.55245">
                <text:p>9.55245</text:p>
              </table:table-cell>
              <table:table-cell office:value-type="float" office:value="10.15245">
                <text:p>10.15245</text:p>
              </table:table-cell>
              <table:table-cell office:value-type="float" office:value="9.43245">
                <text:p>9.432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84065">
                <text:p>9.84065</text:p>
              </table:table-cell>
              <table:table-cell office:value-type="float" office:value="9.92365">
                <text:p>9.92365</text:p>
              </table:table-cell>
              <table:table-cell office:value-type="float" office:value="9.68365">
                <text:p>9.68365</text:p>
              </table:table-cell>
              <table:table-cell office:value-type="float" office:value="10.04365">
                <text:p>10.04365</text:p>
              </table:table-cell>
              <table:table-cell office:value-type="float" office:value="9.56365">
                <text:p>9.56365</text:p>
              </table:table-cell>
              <table:table-cell office:value-type="float" office:value="10.16365">
                <text:p>10.16365</text:p>
              </table:table-cell>
              <table:table-cell office:value-type="float" office:value="9.44365">
                <text:p>9.443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75065">
                <text:p>9.75065</text:p>
              </table:table-cell>
              <table:table-cell office:value-type="float" office:value="9.91465">
                <text:p>9.91465</text:p>
              </table:table-cell>
              <table:table-cell office:value-type="float" office:value="9.67465">
                <text:p>9.67465</text:p>
              </table:table-cell>
              <table:table-cell office:value-type="float" office:value="10.03465">
                <text:p>10.03465</text:p>
              </table:table-cell>
              <table:table-cell office:value-type="float" office:value="9.55465">
                <text:p>9.55465</text:p>
              </table:table-cell>
              <table:table-cell office:value-type="float" office:value="10.15465">
                <text:p>10.15465</text:p>
              </table:table-cell>
              <table:table-cell office:value-type="float" office:value="9.43465">
                <text:p>9.434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565">
                <text:p>9.76565</text:p>
              </table:table-cell>
              <table:table-cell office:value-type="float" office:value="9.91615">
                <text:p>9.91615</text:p>
              </table:table-cell>
              <table:table-cell office:value-type="float" office:value="9.67615">
                <text:p>9.67615</text:p>
              </table:table-cell>
              <table:table-cell office:value-type="float" office:value="10.03615">
                <text:p>10.03615</text:p>
              </table:table-cell>
              <table:table-cell office:value-type="float" office:value="9.55615">
                <text:p>9.55615</text:p>
              </table:table-cell>
              <table:table-cell office:value-type="float" office:value="10.15615">
                <text:p>10.15615</text:p>
              </table:table-cell>
              <table:table-cell office:value-type="float" office:value="9.43615">
                <text:p>9.436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70765">
                <text:p>9.70765</text:p>
              </table:table-cell>
              <table:table-cell office:value-type="float" office:value="9.91035">
                <text:p>9.91035</text:p>
              </table:table-cell>
              <table:table-cell office:value-type="float" office:value="9.67035">
                <text:p>9.67035</text:p>
              </table:table-cell>
              <table:table-cell office:value-type="float" office:value="10.03035">
                <text:p>10.03035</text:p>
              </table:table-cell>
              <table:table-cell office:value-type="float" office:value="9.55035">
                <text:p>9.55035</text:p>
              </table:table-cell>
              <table:table-cell office:value-type="float" office:value="10.15035">
                <text:p>10.15035</text:p>
              </table:table-cell>
              <table:table-cell office:value-type="float" office:value="9.43035">
                <text:p>9.43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